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alsheim" svg:font-family="walsheim, Helvetica, Arial, 'Lucida Grande'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1e2ca" officeooo:paragraph-rsid="0011e2ca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officeooo:rsid="0011e2ca" officeooo:paragraph-rsid="0011e2ca"/>
    </style:style>
    <style:style style:name="T1" style:family="text">
      <style:text-properties fo:font-variant="normal" fo:text-transform="none" fo:color="#434549" loext:opacity="100%" style:font-name="walsheim" fo:font-size="24pt" fo:letter-spacing="normal" fo:font-style="normal" fo:font-weight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tbots with Machine Learning and Python</text:span> </text:p>
      <text:p text:style-name="P1"/>
      <text:p text:style-name="P1"/>
      <text:p text:style-name="P2">Le premier chatbot a été crée en 1966(Eliza)</text:p>
      <text:p text:style-name="P2"/>
      <text:h text:style-name="Heading_20_1" text:outline-level="1">Vue d’ensemble des chats bots</text:h>
      <text:p text:style-name="P2"/>
      <text:h text:style-name="Heading_20_2" text:outline-level="2">Applications</text:h>
      <text:p text:style-name="P2"/>
      <text:list text:style-name="L1">
        <text:list-item>
          <text:p text:style-name="P3">Helpdesk assistant </text:p>
        </text:list-item>
        <text:list-item>
          <text:p text:style-name="P3">Tuteur</text:p>
        </text:list-item>
        <text:list-item>
          <text:p text:style-name="P3">Chatbots</text:p>
        </text:list-item>
        <text:list-item>
          <text:p text:style-name="P3">Home Assistant</text:p>
        </text:list-item>
        <text:list-item>
          <text:p text:style-name="P3">Office assistant</text:p>
        </text:list-item>
        <text:list-item>
          <text:p text:style-name="P3">Phone assistant</text:p>
        </text:list-item>
        <text:list-item>
          <text:p text:style-name="P3">Assistant medic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alsheim" svg:font-family="walsheim, Helvetica, Arial, 'Lucida Grand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3:00:32.697000000</meta:creation-date>
    <meta:editing-duration>PT2M33S</meta:editing-duration>
    <meta:editing-cycles>2</meta:editing-cycles>
    <meta:generator>LibreOffice/24.2.4.2$Windows_X86_64 LibreOffice_project/51a6219feb6075d9a4c46691dcfe0cd9c4fff3c2</meta:generator>
    <dc:date>2024-07-27T13:00:58.320000000</dc:date>
    <meta:document-statistic meta:table-count="0" meta:image-count="0" meta:object-count="0" meta:page-count="1" meta:paragraph-count="11" meta:word-count="39" meta:character-count="229" meta:non-whitespace-character-count="206"/>
  </office:meta>
</office:document-meta>
</file>